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C000002B125CF2721D646861F.png" manifest:media-type="image/png"/>
  <manifest:file-entry manifest:full-path="Pictures/10000201000001CF000002A06A2183738C3759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8cm" svg:height="11.798cm" svg:x="1.889cm" svg:y="1.889cm">
          <draw:image xlink:href="Pictures/10000201000001CF000002A06A2183738C37596C.png" xlink:type="simple" xlink:show="embed" xlink:actuate="onLoad">
            <text:p/>
          </draw:image>
        </draw:frame>
        <draw:frame draw:style-name="gr2" draw:text-style-name="P2" draw:layer="layout" svg:width="4.765cm" svg:height="0.962cm" svg:x="3.601cm" svg:y="1.054cm">
          <draw:text-box>
            <text:p>nicht obfuskiert</text:p>
          </draw:text-box>
        </draw:frame>
        <draw:frame draw:style-name="gr3" draw:text-style-name="P2" draw:layer="layout" svg:width="3.249cm" svg:height="0.962cm" svg:x="13.499cm" svg:y="1.054cm">
          <draw:text-box>
            <text:p>obfuskiert</text:p>
          </draw:text-box>
        </draw:frame>
        <draw:frame draw:style-name="gr4" draw:text-style-name="P3" draw:layer="layout" svg:width="8.128cm" svg:height="11.786cm" svg:x="11.033cm" svg:y="1.889cm">
          <draw:image xlink:href="Pictures/10000201000001DC000002B125CF2721D64686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1T12:58:07.067489068</meta:creation-date>
    <dc:date>2021-05-05T19:38:36.774321766</dc:date>
    <meta:editing-duration>PT15M12S</meta:editing-duration>
    <meta:editing-cycles>2</meta:editing-cycles>
    <meta:generator>LibreOffice/6.0.7.3$Linux_X86_64 LibreOffice_project/00m0$Build-3</meta:generator>
    <meta:document-statistic meta:object-count="4"/>
  </office:meta>
</office:document-meta>
</file>